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e84"/>
    </style:style>
    <style:style style:name="P2" style:family="paragraph" style:parent-style-name="Standard">
      <style:text-properties officeooo:paragraph-rsid="000c7103"/>
    </style:style>
    <style:style style:name="P3" style:family="paragraph" style:parent-style-name="Standard">
      <style:text-properties officeooo:paragraph-rsid="000e3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ain about device drivers?</text:p>
      <text:p text:style-name="P1"><text:s/>&gt; Difference between block drivers and char drivers?</text:p>
      <text:p text:style-name="P1"><text:s/>Kernel module : </text:p>
      <text:p text:style-name="P1">&gt; How to load module? </text:p>
      <text:p text:style-name="P1">&gt; Write basic program of module? </text:p>
      <text:p text:style-name="P1">&gt; Why printk is used and command to see the msgs? </text:p>
      <text:p text:style-name="P1">&gt; Command to see the module whether loaded are not? </text:p>
      <text:p text:style-name="P1">Major and minor number : </text:p>
      <text:p text:style-name="P1">&gt; What is the importance of major number and minior number? </text:p>
      <text:p text:style-name="P1">&gt; How you will allocate major and minor numbers? Interrupts : </text:p>
      <text:p text:style-name="P1">&gt; What is ISR? </text:p>
      <text:p text:style-name="P1">&gt; Explain the flow of interrupts and how it will reaches to ISR rotuine?</text:p>
      <text:p text:style-name="P1"><text:s/>&gt; What is IVT? </text:p>
      <text:p text:style-name="P1">&gt; what are top halves and bottom halves? </text:p>
      <text:p text:style-name="P2">&gt; Explain the bottom halves mechanism? </text:p>
      <text:p text:style-name="P2">&gt; Limitations of Softirqs?</text:p>
      <text:p text:style-name="P3">How a driver is added ? (using kconfig files) -&gt; </text:p>
      <text:p text:style-name="P3">What is a character driver ? How it works </text:p>
      <text:p text:style-name="P3">-&gt; who calls probe function </text:p>
      <text:p text:style-name="P3">-&gt; What calls are used to implement a character driver </text:p>
      <text:p text:style-name="P3">-&gt; Explain flow of a character driver </text:p>
      <text:p text:style-name="P3">-&gt; how IOCTL works in character Driver </text:p>
      <text:p text:style-name="P3">1.How check the kernel logs? </text:p>
      <text:p text:style-name="P3">2.How we can communicate between user space and kerenel space program? </text:p>
      <text:p text:style-name="P3">3.Implementation of character driver with API's? </text:p>
      <text:p text:style-name="P3">4.Explain Pthread and Kthread? </text:p>
      <text:p text:style-name="P3">5.Explain how system calls works?</text:p>
      <text:p text:style-name="P3"><text:s/>1.Mutex and spinlocking mechanisms in drivers. </text:p>
      <text:p text:style-name="P3">2.Interrupts handling in kernel and applying locking mechanism on interrupts. </text:p>
      <text:p text:style-name="P3">3.Implementation of char driver. </text:p>
      <text:p text:style-name="P3">4.What is device driver and why we need it, with also debugging details. </text:p>
      <text:p text:style-name="P3">5.kthreads creation and deletion API's. </text:p>
      <text:p text:style-name="P3">18)atomic variable (LDD) </text:p>
      <text:p text:style-name="P3">19)how to insert module in kernel? </text:p>
      <text:p text:style-name="P3">1)Self introduction </text:p>
      <text:p text:style-name="P3">2)what is device tree </text:p>
      <text:p text:style-name="P3">3)what do you know about kernel </text:p>
      <text:p text:style-name="P3">4)Write simple kernel modu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1:35:57.798172410</meta:creation-date>
    <dc:date>2023-02-06T13:06:59.270288337</dc:date>
    <meta:editing-duration>PT1H31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256" meta:character-count="1510" meta:non-whitespace-character-count="1256"/>
  </office:meta>
</office:document-meta>
</file>